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9e55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9e55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9e55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9e55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9e55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9e55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9e55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9e55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9e55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9e55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9e55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9e55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9e55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9e55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9e55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9e55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9e55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Paola Nazareth González Bucarit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4/11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3998728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Pablo José Gonzalez Mat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590317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27.49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7" meta:non-whitespace-character-count="1008"/>
    <meta:template xlink:type="simple" xlink:actuate="onRequest" xlink:title="Normal" xlink:href=""/>
  </office:meta>
</office:document-meta>
</file>